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54cm" draw:marker-start-width="0.965cm" draw:marker-end-width="0.965cm" draw:fill="none" draw:textarea-vertical-align="middle" fo:padding-top="0.251cm" fo:padding-bottom="0.251cm" fo:padding-left="0.376cm" fo:padding-right="0.376cm"/>
    </style:style>
    <style:style style:name="gr2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svg:stroke-color="#ff3333" draw:fill-color="#ff3333" draw:textarea-horizontal-align="justify" draw:textarea-vertical-align="middle" draw:auto-grow-height="false" fo:min-height="0.11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874cm" svg:y1="5.334cm" svg:x2="7.874cm" svg:y2="15.748cm">
          <text:p/>
        </draw:line>
        <draw:line draw:style-name="gr1" draw:text-style-name="P1" draw:layer="layout" svg:x1="13.774cm" svg:y1="5.334cm" svg:x2="13.774cm" svg:y2="15.748cm">
          <text:p/>
        </draw:line>
        <draw:line draw:style-name="gr2" draw:text-style-name="P1" draw:layer="layout" svg:x1="7.874cm" svg:y1="15.656cm" svg:x2="13.716cm" svg:y2="15.656cm">
          <text:p/>
        </draw:line>
        <draw:line draw:style-name="gr2" draw:text-style-name="P1" draw:layer="layout" svg:x1="7.874cm" svg:y1="9.056cm" svg:x2="13.716cm" svg:y2="9.056cm">
          <text:p/>
        </draw:line>
        <draw:line draw:style-name="gr2" draw:text-style-name="P1" draw:layer="layout" svg:x1="10.668cm" svg:y1="3.556cm" svg:x2="10.668cm" svg:y2="9.056cm">
          <text:p/>
        </draw:line>
        <draw:custom-shape draw:style-name="gr3" draw:text-style-name="P2" draw:layer="layout" svg:width="0.508cm" svg:height="0.508cm" svg:x="9.39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92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1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41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1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8.89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08cm" svg:height="0.508cm" svg:x="12.7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08cm" svg:height="0.508cm" svg:x="10.922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08cm" svg:height="0.508cm" svg:x="8.382cm" svg:y="14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08cm" svg:height="0.508cm" svg:x="12.44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08cm" svg:height="0.508cm" svg:x="12.192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08cm" svg:height="0.508cm" svg:x="9.144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2:40:40.903492000</meta:creation-date>
    <meta:generator>LibreOffice/4.4.2.2$MacOSX_X86_64 LibreOffice_project/c4c7d32d0d49397cad38d62472b0bc8acff48dd6</meta:generator>
    <dc:date>2019-02-28T23:10:09.494656000</dc:date>
    <meta:editing-duration>PT13M51S</meta:editing-duration>
    <meta:editing-cycles>1</meta:editing-cycles>
    <meta:document-statistic meta:object-count="41"/>
  </office:meta>
</office:document-meta>
</file>